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Конституционный строй. Органы косударственной власти РФ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31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609dc39">1. Разделение властей:</text:a></text:p>
          <text:p text:style-name="Contents_20_1"><text:a xlink:type="simple" xlink:href="#orgb111ddb">2. Высшие органы власти:</text:a></text:p>
          <text:p text:style-name="Contents_20_1"><text:a xlink:type="simple" xlink:href="#orgcdbe23d">3. Президент</text:a></text:p>
          <text:p text:style-name="Contents_20_2"><text:a xlink:type="simple" xlink:href="#org11fb6b6">3.1. Реализация полномочий</text:a></text:p>
          <text:p text:style-name="Contents_20_1"><text:a xlink:type="simple" xlink:href="#org294125b">4. Федеральное собрание - парламент РФ</text:a></text:p>
          <text:p text:style-name="Contents_20_2"><text:a xlink:type="simple" xlink:href="#org97c10fb">4.1. Палаты ФС</text:a></text:p>
          <text:p text:style-name="Contents_20_3"><text:a xlink:type="simple" xlink:href="#orga73381a">4.1.1. Функции верхней палаты</text:a></text:p>
        </text:index-body>
      </text:table-of-content>
      <text:h text:style-name="Heading_20_1" text:outline-level="1" text:is-list-header="false">
<text:bookmark-start text:name="OrgXref.org609dc39"/>
<text:bookmark text:name="org609dc39"/>Разделение властей:
<text:bookmark-end text:name="OrgXref.org609dc39"/></text:h>
      <text:list text:style-name="OrgNumberedList" text:continue-numbering="false">
        <text:list-item>
          <text:p text:style-name="Text_20_body">Законодательная власть
</text:p>
        </text:list-item>
        <text:list-item>
          <text:p text:style-name="Text_20_body">Исполнительная власть
</text:p>
        </text:list-item>
        <text:list-item>
          <text:p text:style-name="Text_20_body">Судебная власть
</text:p>
        </text:list-item>
        <text:list-item>
          <text:p text:style-name="Text_20_body">Иные органы власти
</text:p>
        </text:list-item>
      </text:list>
      <text:h text:style-name="Heading_20_1" text:outline-level="1" text:is-list-header="false">
<text:bookmark-start text:name="OrgXref.orgb111ddb"/>
<text:bookmark text:name="orgb111ddb"/>Высшие органы власти:
<text:bookmark-end text:name="OrgXref.orgb111ddb"/></text:h>
      <text:list text:style-name="OrgNumberedList" text:continue-numbering="false">
        <text:list-item>
          <text:p text:style-name="Text_20_body">Президент (Глава 4 КРФ)
</text:p>
        </text:list-item>
        <text:list-item>
          <text:p text:style-name="Text_20_body">Федеральное Собрание (Глава 5 КРФ)
</text:p>
        </text:list-item>
        <text:list-item>
          <text:p text:style-name="Text_20_body">Правительство (Глава 7 КРФ)
</text:p>
        </text:list-item>
        <text:list-item>
          <text:p text:style-name="Text_20_body">Суды (Глава 7 КРФ)
</text:p>
        </text:list-item>
      </text:list>
      <text:h text:style-name="Heading_20_1" text:outline-level="1" text:is-list-header="false">
<text:bookmark-start text:name="OrgXref.orgcdbe23d"/>
<text:bookmark text:name="orgcdbe23d"/>Президент
<text:bookmark-end text:name="OrgXref.orgcdbe23d"/></text:h>
      <text:list text:style-name="OrgNumberedList" text:continue-numbering="false">
        <text:list-item>
          <text:p text:style-name="Text_20_body">Глава государства
</text:p>
        </text:list-item>
        <text:list-item>
          <text:p text:style-name="Text_20_body">Гарант (защита)
</text:p>
        </text:list-item>
        <text:list-item>
          <text:p text:style-name="Text_20_body">Арбитр (коордитация)
</text:p>
        </text:list-item>
        <text:list-item>
          <text:p text:style-name="Text_20_body">Лидер страны (правительство)
</text:p>
        </text:list-item>
        <text:list-item>
          <text:p text:style-name="Text_20_body">Определяет основные направления внешней и внутренней политики
</text:p>
        </text:list-item>
      </text:list>
      <text:h text:style-name="Heading_20_2" text:outline-level="2" text:is-list-header="false">
<text:bookmark-start text:name="OrgXref.org11fb6b6"/>
<text:bookmark text:name="org11fb6b6"/>Реализация полномочий
<text:bookmark-end text:name="OrgXref.org11fb6b6"/></text:h>
      <text:list text:style-name="OrgBulletedList" text:continue-numbering="false">
        <text:list-item>
          <text:p text:style-name="Text_20_body">Законодательная власть (право законодательной инициативы, подписание законов)
</text:p>
        </text:list-item>
        <text:list-item>
          <text:p text:style-name="Text_20_body">Исполнительная власть (контроль отдельных органов исполнительной власти, может председательствовать на заседании правительства)
</text:p>
        </text:list-item>
        <text:list-item>
          <text:p text:style-name="Text_20_body">Судебная власть (назначает судей)
</text:p>
        </text:list-item>
        <text:list-item>
          <text:p text:style-name="Text_20_body">Внешняя политика (определяет ее основные направления, взаимодействует с другими государствами)
</text:p>
        </text:list-item>
        <text:list-item>
          <text:p text:style-name="Text_20_body">Оборона и безопасность (главнокомандующий)
</text:p>
        </text:list-item>
        <text:list-item>
          <text:p text:style-name="Text_20_body">Иные сферы государственного управления (награды, помилования, политическое убежище)
</text:p>
        </text:list-item>
      </text:list>
      <text:h text:style-name="Heading_20_1" text:outline-level="1" text:is-list-header="false">
<text:bookmark-start text:name="OrgXref.org294125b"/>
<text:bookmark text:name="org294125b"/>Федеральное собрание - парламент РФ
<text:bookmark-end text:name="OrgXref.org294125b"/></text:h>
      <text:list text:style-name="OrgBulletedList" text:continue-numbering="false">
        <text:list-item>
          <text:p text:style-name="Text_20_body">Представительный орган (формируется народом)
</text:p>
        </text:list-item>
        <text:list-item>
          <text:p text:style-name="Text_20_body">Только ФС наделено правом принимать федеральные законы
</text:p>
        </text:list-item>
        <text:list-item>
          <text:p text:style-name="Text_20_body">Бюджетно-контрольная функция
</text:p>
        </text:list-item>
        <text:list-item>
          <text:p text:style-name="Text_20_body">Постоянно действующий орган
</text:p>
        </text:list-item>
        <text:list-item>
          <text:p text:style-name="Text_20_body">Состоит из 2 палат
</text:p>
        </text:list-item>
      </text:list>
      <text:h text:style-name="Heading_20_2" text:outline-level="2" text:is-list-header="false">
<text:bookmark-start text:name="OrgXref.org97c10fb"/>
<text:bookmark text:name="org97c10fb"/>Палаты ФС
<text:bookmark-end text:name="OrgXref.org97c10fb"/></text:h>
      <text:list text:style-name="OrgBulletedList" text:continue-numbering="false">
        <text:list-item>
          <text:p text:style-name="Text_20_body"><text:span text:style-name="Bold">Совет Федерации</text:span> - верхняя палата
</text:p>
        </text:list-item>
        <text:list-item>
          <text:p text:style-name="Text_20_body"><text:span text:style-name="Bold">Государственная Дума</text:span> - нижняя палата
</text:p>
        </text:list-item>
      </text:list>
      <text:h text:style-name="Heading_20_3" text:outline-level="3" text:is-list-header="false">
<text:bookmark-start text:name="OrgXref.orga73381a"/>
<text:bookmark text:name="orga73381a"/>Функции верхней палаты
<text:bookmark-end text:name="OrgXref.orga73381a"/></text:h>
      <text:list text:style-name="OrgBulletedList" text:continue-numbering="false">
        <text:list-item>
          <text:p text:style-name="Text_20_body">Не позволяет нижней палате принимать не до конца продуманные законы
</text:p>
        </text:list-item>
        <text:list-item>
          <text:p text:style-name="Text_20_body">Обеспечивает интересы отдельных территорий или национально-территориальных общностей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31T14:37:36</dc:date>
    <meta:creation-date>2024-10-31T14:37:36</meta:creation-date>
    <meta:generator>Emacs 29.4 (Org mode 9.8-pre)</meta:generator>
    <meta:keyword/>
    <dc:subject/>
    <dc:title>Конституционный строй. Органы косударственной власти РФ</dc:title>
  </office:meta>
</office:document-meta>
</file>